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1.263cm"/>
    </style:style>
    <style:style style:name="gr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7.116cm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5.6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Segoe UI" fo:font-size="15pt" style:text-underline-style="none" fo:font-weight="bold" style:font-size-asian="15pt" style:font-weight-asian="bold" style:font-size-complex="15pt" style:font-weight-complex="bold"/>
    </style:style>
    <style:style style:name="P5" style:family="paragraph">
      <loext:graphic-properties draw:fill="none" draw:fill-color="#ffffff"/>
      <style:paragraph-properties fo:text-align="start"/>
      <style:text-properties style:font-name="Segoe UI" fo:font-size="15pt" style:text-underline-style="none" fo:font-weight="bold" style:font-size-asian="15pt" style:font-weight-asian="bold" style:font-size-complex="15pt" style:font-weight-complex="bold"/>
    </style:style>
    <style:style style:name="P6" style:family="paragraph">
      <style:paragraph-properties fo:text-align="center"/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style:font-name="Segoe UI" fo:font-size="15pt" style:text-underline-style="none" fo:font-weight="bold" style:font-size-asian="15pt" style:font-weight-asian="bold" style:font-size-complex="15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4pt" style:text-underline-style="none" fo:font-weight="bold" style:font-size-asian="24pt" style:font-weight-asian="bold" style:font-size-complex="24pt" style:font-weight-complex="bold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3.876cm" svg:height="3.063cm" svg:x="2.286cm" svg:y="0.762cm">
          <draw:text-box>
            <text:p text:style-name="P1"><text:span text:style-name="T1">Special Hymn</text:span></text:p>
            <text:p text:style-name="P1"><text:span text:style-name="T2">“</text:span><text:span text:style-name="T2">Out of My Bondage, Shadow and Nigh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5" draw:layer="layout" svg:width="24.638cm" svg:height="11.513cm" svg:x="1.524cm" svg:y="0.762cm">
          <draw:text-box>
            <text:p text:style-name="P4"><text:span text:style-name="T3">1. </text:span><text:span text:style-name="T4">Out of my bondage, sorrow and night,</text:span></text:p>
            <text:p text:style-name="P4"><text:span text:style-name="T4">Jesus, I come, Jesus, I come;</text:span></text:p>
            <text:p text:style-name="P4"><text:span text:style-name="T4">Into Thy freedom, gladness and light,</text:span></text:p>
            <text:p text:style-name="P4"><text:span text:style-name="T4">Jesus, I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7" draw:layer="layout" svg:width="24.638cm" svg:height="7.366cm" svg:x="1.524cm" svg:y="0.762cm">
          <draw:text-box>
            <text:p text:style-name="P6"><text:span text:style-name="T4">Out of my sickness into Thy health,</text:span></text:p>
            <text:p text:style-name="P6"><text:span text:style-name="T4">Out of my want and into Thy wealth,</text:span></text:p>
            <text:p text:style-name="P6"><text:span text:style-name="T4">Out of my sin and into Thyself,</text:span></text:p>
            <text:p text:style-name="P6"><text:span text:style-name="T4">Jesus, I come to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5" draw:layer="layout" svg:width="24.13cm" svg:height="7.011cm" svg:x="2.032cm" svg:y="0.762cm">
          <draw:text-box>
            <text:p text:style-name="P4"><text:span text:style-name="T3">2. </text:span><text:span text:style-name="T4">Out of my shameful failure and loss,</text:span></text:p>
            <text:p text:style-name="P4"><text:span text:style-name="T4">Jesus, I come, Jesus, I come;</text:span></text:p>
            <text:p text:style-name="P4"><text:span text:style-name="T4">Into the glorious gain of Thy cross,</text:span></text:p>
            <text:p text:style-name="P4"><text:span text:style-name="T4">Jesus, I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7" draw:layer="layout" svg:width="24.13cm" svg:height="7.011cm" svg:x="2.032cm" svg:y="0.762cm">
          <draw:text-box>
            <text:p text:style-name="P6"><text:span text:style-name="T4">Out of earth's sorrows into Thy balm,</text:span></text:p>
            <text:p text:style-name="P6"><text:span text:style-name="T4">Out of life's storms and into Thy calm,</text:span></text:p>
            <text:p text:style-name="P6"><text:span text:style-name="T4">Out of distress to jubilant psalm,</text:span></text:p>
            <text:p text:style-name="P6"><text:span text:style-name="T4">Jesus, I come to The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6" draw:text-style-name="P5" draw:layer="layout" svg:width="23.876cm" svg:height="7.011cm" svg:x="2.286cm" svg:y="0.762cm">
          <draw:text-box>
            <text:p text:style-name="P4"><text:span text:style-name="T3">3. </text:span><text:span text:style-name="T4">Out of unrest and arrogant pride,</text:span></text:p>
            <text:p text:style-name="P4"><text:span text:style-name="T4">Jesus, I come, Jesus, I come;</text:span></text:p>
            <text:p text:style-name="P4"><text:span text:style-name="T4">Into Thy blessed will to abide,</text:span></text:p>
            <text:p text:style-name="P4"><text:span text:style-name="T4">Jesus, I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7" draw:layer="layout" svg:width="23.876cm" svg:height="7.011cm" svg:x="2.286cm" svg:y="0.762cm">
          <draw:text-box>
            <text:p text:style-name="P6"><text:span text:style-name="T4">Out of myself to dwell in Thy love,</text:span></text:p>
            <text:p text:style-name="P6"><text:span text:style-name="T4">Out of despair into raptures above,</text:span></text:p>
            <text:p text:style-name="P6"><text:span text:style-name="T4">Upward for aye on wings like a dove,</text:span></text:p>
            <text:p text:style-name="P6"><text:span text:style-name="T4">Jesus, I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7" draw:text-style-name="P8" draw:layer="layout" svg:width="24.638cm" svg:height="7.112cm" svg:x="1.778cm" svg:y="0.762cm">
          <draw:text-box>
            <text:p text:style-name="P4"><text:span text:style-name="T3">4. </text:span><text:span text:style-name="T4">Out of the fear and dread of the tomb,</text:span></text:p>
            <text:p text:style-name="P4"><text:span text:style-name="T4">Jesus I come, Jesus I come;</text:span></text:p>
            <text:p text:style-name="P4"><text:span text:style-name="T4">Into the joy and light of Thy home,</text:span></text:p>
            <text:p text:style-name="P4"><text:span text:style-name="T4">Jesus, I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8" draw:text-style-name="P7" draw:layer="layout" svg:width="24.638cm" svg:height="7.011cm" svg:x="1.778cm" svg:y="0.949cm">
          <draw:text-box>
            <text:p text:style-name="P6"><text:span text:style-name="T4">Out of the depths of ruin untold,</text:span></text:p>
            <text:p text:style-name="P6"><text:span text:style-name="T4">Into the peace of Thy sheltering fold,</text:span></text:p>
            <text:p text:style-name="P6"><text:span text:style-name="T4">Ever Thy glorious face to behold,</text:span></text:p>
            <text:p text:style-name="P6"><text:span text:style-name="T4">Jesus, I come 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0T22:00:12.615000000</meta:creation-date>
    <dc:title>1030 worship</dc:title>
    <meta:editing-duration>PT58S</meta:editing-duration>
    <meta:editing-cycles>2</meta:editing-cycles>
    <meta:generator>LibreOffice/6.0.1.1$Windows_X86_64 LibreOffice_project/60bfb1526849283ce2491346ed2aa51c465abfe6</meta:generator>
    <dc:date>2018-02-20T22:01:09.675000000</dc:date>
    <meta:document-statistic meta:object-count="48"/>
  </office:meta>
</office:document-meta>
</file>